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20.098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3.572cm"/>
    </style:style>
    <style:style style:name="Tableau1.B" style:family="table-column">
      <style:table-column-properties style:column-width="16.526cm"/>
    </style:style>
    <style:style style:name="Tableau1.1" style:family="table-row">
      <style:table-row-properties style:min-row-height="3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keep-together="true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/>
      <style:text-properties fo:language="en" fo:country="US"/>
    </style:style>
    <style:style style:name="P3" style:family="paragraph" style:parent-style-name="Standard">
      <style:paragraph-properties fo:margin-top="0cm" fo:margin-bottom="0cm" fo:line-height="100%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TOPIC/TITLE</text:p>
            <text:p text:style-name="P2"/>
            <text:p text:style-name="P2"/>
            <text:p text:style-name="P2"><text:bookmark text:name="Bookmark"/>CSS media querry</text:p>
            <text:p text:style-name="P2"/>
            <text:p text:style-name="P2"/>
          </table:table-cell>
          <table:covered-table-cell/>
        </table:table-row>
        <table:table-row table:style-name="Tableau1.2">
          <table:table-cell table:style-name="Tableau1.A1" table:number-rows-spanned="35" office:value-type="string">
            <text:p text:style-name="P2">Keywords/Questions</text:p>
            <text:p text:style-name="P2"/>
            <text:p text:style-name="P2">Test responsive and adaptability for mobile</text:p>
            <text:p text:style-name="P2"/>
            <text:p text:style-name="P2"/>
            <text:p text:style-name="P2">Definition</text:p>
            <text:p text:style-name="P2"/>
            <text:p text:style-name="P2"/>
            <text:p text:style-name="P2">@media print</text:p>
            <text:p text:style-name="P2"/>
            <text:p text:style-name="P2"/>
            <text:p text:style-name="P2">@media screen</text:p>
            <text:p text:style-name="P2"/>
            <text:p text:style-name="P2">@media speech</text:p>
            <text:p text:style-name="P2"/>
            <text:p text:style-name="P2"/>
            <text:p text:style-name="P2"/>
            <text:p text:style-name="P2">synthax</text:p>
            <text:p text:style-name="P2"/>
            <text:p text:style-name="P2"/>
            <text:p text:style-name="P2"/>
            <text:p text:style-name="P2">viewport</text:p>
            <text:p text:style-name="P2"/>
            <text:p text:style-name="P2"/>
            <text:p text:style-name="P2">size of the viewport</text:p>
            <text:p text:style-name="P2"/>
            <text:p text:style-name="P2"/>
            <text:p text:style-name="P2">button ref</text:p>
          </table:table-cell>
          <table:table-cell table:style-name="Tableau1.A1" office:value-type="string">
            <text:p text:style-name="P2">Notes :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Go n the website : mobile friendly test and paste your URL.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Querry allows to use condition in order to apply CSS : eg if you the color of H1 be red only if we print the test then ;</text:p>
            <text:p text:style-name="P2">@media print{</text:p>
            <text:p text:style-name="P2">h1{color:red;}</text:p>
            <text:p text:style-name="P2">}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Condition is the size of the screen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Will be activated if the website is <text:s/>being read by a visually imapired person for example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@media &lt;type&gt; &lt;feature&gt;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@media screen (min-width: 900px})by eg.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We are checking if the screen is at least 900px if that so then {//change something}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You can use mutiple condition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@media screen <text:s/>(min-width: 900px})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Size of the screen that your website is being display on.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You can use the inpector element from chrome to see the pixel size of the viewport.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In button ref you can add id like this : </text:p>
            <text:p text:style-name="P2">&lt;a class="nav-link" href="#footer"&gt;Contact&lt;/a&gt;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It's also work at he URL level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0.439cm" fo:margin-left="0.42cm" fo:margin-right="0.4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ULLEC, Alexandre</meta:initial-creator>
    <meta:editing-cycles>16</meta:editing-cycles>
    <meta:creation-date>2020-08-07T07:41:00</meta:creation-date>
    <dc:date>2020-08-18T23:57:54.95</dc:date>
    <meta:editing-duration>PT2H31M10S</meta:editing-duration>
    <meta:generator>OpenOffice/4.1.7$Win32 OpenOffice.org_project/417m1$Build-9800</meta:generator>
    <meta:document-statistic meta:table-count="1" meta:image-count="0" meta:object-count="0" meta:page-count="1" meta:paragraph-count="30" meta:word-count="175" meta:character-count="988"/>
    <meta:user-defined meta:name="AppVersion">16.0000</meta:user-defined>
    <meta:user-defined meta:name="Company">Transde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